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47b" officeooo:paragraph-rsid="0006347b"/>
    </style:style>
    <style:style style:name="P2" style:family="paragraph" style:parent-style-name="Standard">
      <style:text-properties officeooo:rsid="0006347b" officeooo:paragraph-rsid="00076ce4"/>
    </style:style>
    <style:style style:name="P3" style:family="paragraph" style:parent-style-name="Standard">
      <style:text-properties officeooo:rsid="00076ce4" officeooo:paragraph-rsid="00076ce4"/>
    </style:style>
    <style:style style:name="P4" style:family="paragraph" style:parent-style-name="Standard">
      <style:text-properties officeooo:rsid="00076ce4" officeooo:paragraph-rsid="00076ce4"/>
    </style:style>
    <style:style style:name="P5" style:family="paragraph" style:parent-style-name="Standard">
      <style:text-properties officeooo:rsid="0009f55a" officeooo:paragraph-rsid="0006347b"/>
    </style:style>
    <style:style style:name="P6" style:family="paragraph" style:parent-style-name="Standard">
      <style:text-properties officeooo:rsid="0009f55a" officeooo:paragraph-rsid="0009f55a"/>
    </style:style>
    <style:style style:name="T1" style:family="text">
      <style:text-properties officeooo:rsid="00cd7a09"/>
    </style:style>
    <style:style style:name="T2" style:family="text">
      <style:text-properties officeooo:rsid="00088097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 </text:p>
      <text:p text:style-name="P1"/>
      <text:p text:style-name="P3">1) “Occlusione vs oculomotricità: stato dell’arte” di Giorgetti, Deodato, Malpassi</text:p>
      <text:p text:style-name="P3"/>
      <text:p text:style-name="P3">2) <text:s/>Pdf: http://www.associazioneitalianastudioericercaposturologia.it/allegati/Articolo%20AIP%20Salvatore%20Mautone.pdf</text:p>
      <text:p text:style-name="P1"/>
      <text:p text:style-name="P1"><text:span text:style-name="T2">3</text:span>) Angelo Bairati “Trattato di anatomia umana – sistema nervoso periferico, organi di senso, apparato tegumentario” II edizione, Volume III Edizioni Minerva Medica</text:p>
      <text:p text:style-name="P1"/>
      <text:p text:style-name="P1"><text:span text:style-name="T2">4</text:span>) Corinna Galbero tesi di laurea in Ottica e Optometria dell’Università di Padova “Influenza della dominanza oculare sull’equilibrio posturale in soggetti giovani”</text:p>
      <text:p text:style-name="P1"/>
      <text:p text:style-name="P1"><text:span text:style-name="T2">5</text:span>) Materiale Didattico del corso Tecniche Fisiche per l’Optometria Generale II modulo a.a. 20142015 di Bruno Garuffo.</text:p>
      <text:p text:style-name="P1"/>
      <text:p text:style-name="P1"><text:span text:style-name="T2">6</text:span>) Materiale Didattico del corso Fisiologia Generale ed Oculare II modulo di Marzia Lecchi a.a. 2013-2014.</text:p>
      <text:p text:style-name="P1"/>
      <text:p text:style-name="P1"><text:span text:style-name="T2">7</text:span>) G.C. Balboni, A. Bastianini, E. Brizzi, L. Comparini, G. Filogamo, G. Giordano-Lanza, C. E. Grossi, F. A. Manzoli, G. Marinozzi, P. Motta, G. E. Orlandini, A. Passaponti, E. Reale, A. Ruggeri, A. Santoro, D. Zaccheo “Anatomia Umana 3” edizioni edi.ermes</text:p>
      <text:p text:style-name="P1"/>
      <text:p text:style-name="P2"><text:span text:style-name="T2">8</text:span>) Mauro Faini “Lezioni di optometria”</text:p>
      <text:p text:style-name="P2"/>
      <text:p text:style-name="P2"><text:span text:style-name="T2">9)</text:span>William J. Benjamin ed: Butterworth Heinemann Elsevier “Borish’s Clinical Refraction”</text:p>
      <text:p text:style-name="P1"/>
      <text:p text:style-name="P2"><text:span text:style-name="T2">10</text:span>) A. Cuccia, C. Caradonna “The relationship between the stomatognathic system and body posture” 2009</text:p>
      <text:p text:style-name="P2"/>
      <text:p text:style-name="P2"><text:span text:style-name="T2">11) </text:span>Philippe Caiazzo “TOP terapia osteopatico-posturale” edizioni Marrapese editore-Roma</text:p>
      <text:p text:style-name="P1"/>
      <text:p text:style-name="P1"><text:span text:style-name="T2">12</text:span>) <text:span text:style-name="T1">R. Ciancaglini, R. Gelmetti, E. Lazzari “Evoluzione degli studi sulla relazione tra occlusione e postura” da Mondo Ortodontico gennaio 2008</text:span></text:p>
      <text:p text:style-name="P1"/>
      <text:p text:style-name="P1"><text:span text:style-name="T2">13</text:span>) Alice Delbono tesi di laurea in Logopedia: “Correlazione tra squilibrio muscolare oro-facciale e disfunzioni di interesse osteopatico: studio su 21 soggetti”. 2015</text:p>
      <text:p text:style-name="P1"/>
      <text:p text:style-name="P1">1<text:span text:style-name="T2">4</text:span>) R. Ciancaglini, R. Gelmetti, E. Lazzari “Evoluzione degli studi sulla relazione tra occlusione e postura” da Mondo Ortodontico gennaio 2008</text:p>
      <text:p text:style-name="P1"/>
      <text:p text:style-name="P1">1<text:span text:style-name="T2">5</text:span>) Rhoda P. Erhard, “Developmental Visual Dysfunction: Models for Assessment and Management” (capitolo 3) Erhardt Developmental Products 1990.</text:p>
      <text:p text:style-name="P1"/>
      <text:p text:style-name="P3">16) http://www.gruppocdc.it/pazienti/prestazioni/laboratorio-analisi-cliniche/chimica-clinica-tossicologica/7-cdc/cdc-ita/314-trattamento-dello-squilibrio-muscolare-oro-facciale</text:p>
      <text:p text:style-name="P3"/>
      <text:p text:style-name="P3">1<text:span text:style-name="T2">7</text:span>) https://alessandrogarlinzoni.wordpress.com/2016/10/28/perche-locchio-influenza-la-postura/</text:p>
      <text:p text:style-name="P1"/>
      <text:p text:style-name="P1">1<text:span text:style-name="T2">8</text:span>) Salvatore Mautone “Sistema Tonico posturale: il direttore d’orchestra!” http://www.associazioneitalianastudioericercaposturologia.it/allegati/Articolo%20AIP %20Salvatore%20Mautone.pdf.</text:p>
      <text:p text:style-name="P1"><text:soft-page-break/></text:p>
      <text:p text:style-name="P1">1<text:span text:style-name="T2">9</text:span>) Maria Cristina Fresa, tesi di laurea in Medicina e Chirurgia dell’Università di Pisa, specializzazione in Medicina fisica e riabilitativa “Deglutizione fisiologica, deglutizione disfunzionale, significato neurofisiologico della deglutizione e sua interferenza sulla postura”. 2011</text:p>
      <text:p text:style-name="P1"/>
      <text:p text:style-name="P1"><text:span text:style-name="T2">20</text:span>) David B. Elliott “Clinical procedures in primary eye care” Elsevier Saunders Fourth Edition. 2014</text:p>
      <text:p text:style-name="P5"/>
      <text:p text:style-name="P6">21) Dr. Piero Silvestrini Biavati <text:span text:style-name="T3">La postura del capo nella patogenesi dello squilibrio posturale, ruolo dell occlusione dentale e del sistema visivo</text:span></text:p>
      <text:p text:style-name="P6"/>
      <text:p text:style-name="P1"><text:span text:style-name="T2">21</text:span>) Wikipedia www.wikipedia.or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1:44:39.124000000</meta:creation-date>
    <dc:date>2017-03-08T16:58:41.519000000</dc:date>
    <meta:editing-duration>PT2M30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2" meta:paragraph-count="23" meta:word-count="344" meta:character-count="2955" meta:non-whitespace-character-count="2631"/>
  </office:meta>
</office:document-meta>
</file>